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Segoe UI2" svg:font-family="'Segoe UI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Segoe UI1" svg:font-family="'Segoe UI'" style:font-family-generic="swiss" style:font-pitch="variable"/>
    <style:font-face style:name="Trebuchet MS1" svg:font-family="'Trebuchet MS'" style:font-family-generic="swiss" style:font-pitch="variable"/>
    <style:font-face style:name="Verdana1" svg:font-family="Verdana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052cm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5.08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pr1" style:family="presentation" style:parent-style-name="Hymn_25_20template-notes">
      <style:graphic-properties draw:fill-color="#ffffff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6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P3" style:family="paragraph">
      <loext:graphic-properties draw:fill-color="#ffffff"/>
      <style:text-properties fo:font-size="26.3999996185303pt"/>
    </style:style>
    <style:style style:name="P4" style:family="paragraph">
      <style:paragraph-properties fo:text-align="start">
        <style:tab-stops>
          <style:tab-stop style:position="19.05cm" style:type="right"/>
        </style:tab-stops>
      </style:paragraph-properties>
      <style:text-properties fo:font-size="26pt"/>
    </style:style>
    <style:style style:name="P5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P6" style:family="paragraph">
      <style:paragraph-properties fo:text-align="start">
        <style:tab-stops>
          <style:tab-stop style:position="19.05cm" style:type="right"/>
        </style:tab-stops>
      </style:paragraph-properties>
      <style:text-properties fo:color="#ffffff" fo:font-size="26pt" fo:font-style="normal" style:font-style-asian="normal" style:font-style-complex="normal"/>
    </style:style>
    <style:style style:name="P7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fo:color="#ffffff" style:font-name="Segoe UI1" fo:font-size="26pt" fo:font-style="normal" fo:text-shadow="1pt 1pt" style:font-size-asian="26pt" style:font-style-asian="normal" style:font-size-complex="26pt" style:font-style-complex="normal"/>
    </style:style>
    <style:style style:name="T1" style:family="text">
      <style:text-properties fo:color="#ffffff" style:font-name="Segoe UI" fo:font-size="26pt" fo:font-style="normal" fo:text-shadow="1pt 1pt" style:text-underline-style="solid" style:text-underline-width="auto" style:text-underline-color="font-color" fo:font-weight="normal" style:font-name-asian="Segoe UI2" style:font-size-asian="26pt" style:font-style-asian="normal" style:font-weight-asian="normal" style:font-size-complex="26pt" style:font-style-complex="normal" style:font-weight-complex="normal"/>
    </style:style>
    <style:style style:name="T2" style:family="text">
      <style:text-properties fo:color="#ffffff" style:font-name="Segoe UI" fo:font-size="28pt" fo:font-style="italic" fo:text-shadow="1pt 1pt" style:text-underline-style="none" fo:font-weight="normal" style:font-name-asian="Segoe UI2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ffffff" style:text-position="33% 58%" style:font-name="Segoe UI" fo:font-size="32pt" fo:font-style="normal" fo:text-shadow="1pt 1pt" style:text-underline-style="none" fo:font-weight="normal" style:font-name-asian="Segoe UI2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ffffff" style:font-name="Segoe UI" fo:font-size="32pt" fo:font-style="normal" fo:text-shadow="1pt 1pt" style:text-underline-style="none" fo:font-weight="normal" style:font-name-asian="Segoe UI2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83caff" style:font-name="Segoe UI" fo:font-size="32pt" fo:font-style="italic" fo:text-shadow="1pt 1pt" style:text-underline-style="none" fo:font-weight="normal" style:font-name-asian="Segoe UI2" style:font-size-asian="32pt" style:font-style-asian="italic" style:font-weight-asian="normal" style:font-size-complex="32pt" style:font-style-complex="italic" style:font-weight-complex="normal"/>
    </style:style>
    <style:style style:name="T6" style:family="text">
      <style:text-properties fo:color="#ffffff" style:text-position="super 58%" style:font-name="Segoe UI" fo:font-size="32pt" fo:font-style="normal" fo:text-shadow="1pt 1pt" style:text-underline-style="none" fo:font-weight="normal" style:font-name-asian="Segoe UI2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>
        <draw:frame draw:style-name="gr1" draw:text-style-name="P2" draw:layer="layout" svg:width="25.4cm" svg:height="3.302cm" svg:x="1.524cm" svg:y="0.254cm">
          <draw:text-box>
            <text:p text:style-name="P1"><text:span text:style-name="T1">Old Testament Reading</text:span></text:p>
            <text:p text:style-name="P1"><text:span text:style-name="T2">Job 23:1–1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>
        <draw:frame draw:style-name="gr3" draw:text-style-name="P5" draw:layer="layout" svg:width="25.4cm" svg:height="9.269cm" svg:x="1.524cm" svg:y="0.254cm">
          <draw:text-box>
            <text:p text:style-name="P4"><text:span text:style-name="T3">1</text:span><text:span text:style-name="T4">Then Job answered and said: </text:span><text:span text:style-name="T3">2</text:span><text:span text:style-name="T4">“Today also my complaint is bitter; my hand is heavy on account of my groaning. </text:span><text:span text:style-name="T3">3</text:span><text:span text:style-name="T4">Oh, that I knew where I might find him, that I might come even to his seat! </text:span><text:span text:style-name="T3">4</text:span><text:span text:style-name="T4">I would lay my case before him and fill my mouth with argument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>
        <draw:frame draw:style-name="gr3" draw:text-style-name="P5" draw:layer="layout" svg:width="25.4cm" svg:height="10.772cm" svg:x="1.524cm" svg:y="0.254cm">
          <draw:text-box>
            <text:p text:style-name="P4"><text:span text:style-name="T3">5</text:span><text:span text:style-name="T4">I would know what he would answer me and understand what he would say to me. </text:span><text:span text:style-name="T3">6</text:span><text:span text:style-name="T4">Would he contend with me in the greatness of his power? No; he would pay attention to me. </text:span><text:span text:style-name="T3">7</text:span><text:span text:style-name="T4">There an upright man could argue with him, and I would be acquitted forever </text:span></text:p>
            <text:p text:style-name="P4"><text:span text:style-name="T4"><text:s text:c="4"/></text:span><text:span text:style-name="T4">by my judg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>
        <draw:frame draw:style-name="gr3" draw:text-style-name="P5" draw:layer="layout" svg:width="25.4cm" svg:height="10.772cm" svg:x="1.524cm" svg:y="0.254cm">
          <draw:text-box>
            <text:p text:style-name="P4"><text:span text:style-name="T3">8</text:span><text:span text:style-name="T4">“Behold, I go forward, but he is not there, and backward, but I do not perceive him; </text:span><text:span text:style-name="T3">9</text:span><text:span text:style-name="T4">on the left hand when he is working, I do not behold him; he turns to the right hand, but I do not see him. </text:span><text:span text:style-name="T3">10</text:span><text:span text:style-name="T4">But he knows the way that I take; when he has tried me, I shall come out </text:span></text:p>
            <text:p text:style-name="P4"><text:span text:style-name="T4"><text:s text:c="4"/></text:span><text:span text:style-name="T4">as gold. </text:span><text:span text:style-name="T5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>
        <draw:frame draw:style-name="gr4" draw:text-style-name="P5" draw:layer="layout" svg:width="25.4cm" svg:height="7.766cm" svg:x="1.524cm" svg:y="0.254cm">
          <draw:text-box>
            <text:p text:style-name="P4"><text:span text:style-name="T3">11</text:span><text:span text:style-name="T4">My foot has held fast to his steps; I have kept his way and have not turned aside. </text:span><text:span text:style-name="T3">12</text:span><text:span text:style-name="T4">I have not departed from the commandment of his lips; I have treasured the words of his mouth more than my portion of foo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>
        <draw:frame draw:style-name="gr4" draw:text-style-name="P7" draw:layer="layout" svg:width="25.4cm" svg:height="9.269cm" svg:x="1.524cm" svg:y="0.254cm">
          <draw:text-box>
            <text:p text:style-name="P6"><text:span text:style-name="T6">13</text:span><text:span text:style-name="T4">But he is unchangeable, and who can turn him back? What he desires, that he does. </text:span><text:span text:style-name="T3">14</text:span><text:span text:style-name="T4">For he will complete what he appoints for me, and many such things are in his mind. </text:span><text:span text:style-name="T3">15</text:span><text:span text:style-name="T4">Therefore I am terrified at his presence; when I consider, I am in dread of hi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>
        <draw:frame draw:style-name="gr4" draw:text-style-name="P7" draw:layer="layout" svg:width="25.4cm" svg:height="6.263cm" svg:x="1.524cm" svg:y="0.254cm">
          <draw:text-box>
            <text:p text:style-name="P6"><text:span text:style-name="T3">16</text:span><text:span text:style-name="T4">God has made my heart faint; the Almighty has terrified me; </text:span><text:span text:style-name="T3">17</text:span><text:span text:style-name="T4">yet I am not silenced because of the darkness, nor because thick darkness covers my f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Segoe UI2" svg:font-family="'Segoe UI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Segoe UI1" svg:font-family="'Segoe UI'" style:font-family-generic="swiss" style:font-pitch="variable"/>
    <style:font-face style:name="Trebuchet MS1" svg:font-family="'Trebuchet MS'" style:font-family-generic="swiss" style:font-pitch="variable"/>
    <style:font-face style:name="Verdana1" svg:font-family="Verdana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6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7T19:20:39.482000000</meta:creation-date>
    <dc:date>2016-03-07T19:21:46.061000000</dc:date>
    <meta:editing-duration>PT1M6S</meta:editing-duration>
    <meta:editing-cycles>1</meta:editing-cycles>
    <meta:document-statistic meta:object-count="53"/>
    <meta:generator>LibreOffice/5.0.5.2$Windows_x86 LibreOffice_project/55b006a02d247b5f7215fc6ea0fde844b30035b3</meta:generator>
  </office:meta>
</office:document-meta>
</file>